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fo:margin-top="-0.176cm" fo:margin-bottom="0.529cm" style:writing-mode="lr-tb"/>
    </style:style>
    <style:style style:name="T3_1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fo:margin-top="-0.176cm" fo:margin-bottom="0.529cm" style:writing-mode="lr-tb"/>
    </style:style>
    <style:style style:name="T4_1" style:family="text">
      <style:text-properties fo:background-color="#ffffff"/>
    </style:style>
    <style:style style:name="T4_2" style:family="text">
      <style:text-properties fo:background-color="#ffffff"/>
    </style:style>
    <style:style style:name="T4_3" style:family="text">
      <style:text-properties fo:background-color="#ffffff"/>
    </style:style>
    <style:style style:name="T4_4" style:family="text">
      <style:text-properties fo:background-color="#ffffff"/>
    </style:style>
    <style:style style:name="T4_5" style:family="text">
      <style:text-properties fo:background-color="#ffffff"/>
    </style:style>
    <style:style style:name="T4_6" style:family="text">
      <style:text-properties fo:background-color="#ffffff"/>
    </style:style>
    <style:style style:name="T4_7" style:family="text">
      <style:text-properties fo:background-color="#ffffff"/>
    </style:style>
    <style:style style:name="T4_8" style:family="text">
      <style:text-properties fo:background-color="#ffffff"/>
    </style:style>
    <style:style style:name="T4_9" style:family="text">
      <style:text-properties fo:background-color="#ffffff"/>
    </style:style>
    <style:style style:name="T4_10" style:family="text">
      <style:text-properties fo:background-color="#ffffff"/>
    </style:style>
    <style:style style:name="T4_11" style:family="text">
      <style:text-properties fo:background-color="#ffffff"/>
    </style:style>
    <style:style style:name="T4_12" style:family="text">
      <style:text-properties fo:background-color="#ffffff"/>
    </style:style>
    <style:style style:name="T4_13" style:family="text">
      <style:text-properties fo:background-color="#ffffff" fo:font-weight="bold" style:font-weight-asian="bold" style:font-weight-complex="bold"/>
    </style:style>
    <style:style style:name="T4_14" style:family="text">
      <style:text-properties fo:background-color="#ffffff" fo:font-weight="bold" style:font-weight-asian="bold" style:font-weight-complex="bold"/>
    </style:style>
    <style:style style:name="T4_15" style:family="text">
      <style:text-properties fo:background-color="#ffffff" fo:font-weight="bold" style:font-weight-asian="bold" style:font-weight-complex="bold"/>
    </style:style>
    <style:style style:name="T4_16" style:family="text">
      <style:text-properties fo:background-color="#ffffff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background-color="#ffffff"/>
    </style:style>
    <style:style style:name="T6_2" style:family="text">
      <style:text-properties fo:background-color="#ffffff"/>
    </style:style>
    <style:style style:name="T6_3" style:family="text">
      <style:text-properties fo:background-color="#ffffff"/>
    </style:style>
    <style:style style:name="T6_4" style:family="text">
      <style:text-properties fo:background-color="#ffffff"/>
    </style:style>
    <style:style style:name="T6_5" style:family="text">
      <style:text-properties fo:background-color="#ffffff"/>
    </style:style>
    <style:style style:name="T6_6" style:family="text">
      <style:text-properties fo:background-color="#ffffff"/>
    </style:style>
    <style:style style:name="T6_7" style:family="text">
      <style:text-properties fo:background-color="#ffffff"/>
    </style:style>
    <style:style style:name="T6_8" style:family="text">
      <style:text-properties fo:background-color="#ffffff"/>
    </style:style>
    <style:style style:name="T6_9" style:family="text">
      <style:text-properties fo:background-color="#ffffff"/>
    </style:style>
    <style:style style:name="T6_10" style:family="text">
      <style:text-properties fo:background-color="#ffffff"/>
    </style:style>
    <style:style style:name="T6_11" style:family="text">
      <style:text-properties fo:background-color="#ffffff"/>
    </style:style>
    <style:style style:name="T6_12" style:family="text">
      <style:text-properties fo:background-color="#ffffff"/>
    </style:style>
    <style:style style:name="T6_13" style:family="text">
      <style:text-properties fo:background-color="#ffffff"/>
    </style:style>
    <style:style style:name="T6_14" style:family="text">
      <style:text-properties fo:background-color="#ffffff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background-color="#ffffff"/>
    </style:style>
    <style:style style:name="T8_2" style:family="text">
      <style:text-properties fo:background-color="#ffffff"/>
    </style:style>
    <style:style style:name="T8_3" style:family="text">
      <style:text-properties fo:background-color="#ffffff"/>
    </style:style>
    <style:style style:name="T8_4" style:family="text">
      <style:text-properties fo:background-color="#ffffff"/>
    </style:style>
    <style:style style:name="T8_5" style:family="text">
      <style:text-properties fo:background-color="#ffffff"/>
    </style:style>
    <style:style style:name="T8_6" style:family="text">
      <style:text-properties fo:background-color="#ffffff"/>
    </style:style>
    <style:style style:name="T8_7" style:family="text">
      <style:text-properties fo:background-color="#ffffff"/>
    </style:style>
    <style:style style:name="T8_8" style:family="text">
      <style:text-properties fo:background-color="#ffffff"/>
    </style:style>
    <style:style style:name="T8_9" style:family="text">
      <style:text-properties fo:background-color="#ffffff"/>
    </style:style>
    <style:style style:name="T8_10" style:family="text">
      <style:text-properties fo:background-color="#ffffff"/>
    </style:style>
    <style:style style:name="T8_11" style:family="text">
      <style:text-properties fo:background-color="#ffffff"/>
    </style:style>
    <style:style style:name="T8_12" style:family="text">
      <style:text-properties fo:background-color="#ffffff"/>
    </style:style>
    <style:style style:name="T8_13" style:family="text">
      <style:text-properties fo:background-color="#ffffff"/>
    </style:style>
    <style:style style:name="T8_14" style:family="text">
      <style:text-properties fo:background-color="#ffffff"/>
    </style:style>
    <style:style style:name="T8_15" style:family="text">
      <style:text-properties fo:background-color="#ffffff"/>
    </style:style>
    <style:style style:name="T8_16" style:family="text">
      <style:text-properties fo:background-color="#ffffff"/>
    </style:style>
    <style:style style:name="T8_17" style:family="text">
      <style:text-properties fo:background-color="#ffffff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background-color="#ffffff"/>
    </style:style>
    <style:style style:name="T10_2" style:family="text">
      <style:text-properties fo:background-color="#ffffff"/>
    </style:style>
    <style:style style:name="T10_3" style:family="text">
      <style:text-properties fo:background-color="#ffffff"/>
    </style:style>
    <style:style style:name="T10_4" style:family="text">
      <style:text-properties fo:background-color="#ffffff"/>
    </style:style>
    <style:style style:name="T10_5" style:family="text">
      <style:text-properties fo:background-color="#ffffff"/>
    </style:style>
    <style:style style:name="T10_6" style:family="text">
      <style:text-properties fo:background-color="#ffffff"/>
    </style:style>
    <style:style style:name="T10_7" style:family="text">
      <style:text-properties fo:background-color="#ffffff"/>
    </style:style>
    <style:style style:name="T10_8" style:family="text">
      <style:text-properties fo:background-color="#ffffff"/>
    </style:style>
    <style:style style:name="T10_9" style:family="text">
      <style:text-properties fo:background-color="#ffffff"/>
    </style:style>
    <style:style style:name="T10_10" style:family="text">
      <style:text-properties fo:background-color="#ffffff"/>
    </style:style>
    <style:style style:name="T10_11" style:family="text">
      <style:text-properties fo:background-color="#ffffff"/>
    </style:style>
    <style:style style:name="T10_12" style:family="text">
      <style:text-properties fo:background-color="#ffffff"/>
    </style:style>
    <style:style style:name="T10_13" style:family="text">
      <style:text-properties fo:background-color="#ffffff"/>
    </style:style>
    <style:style style:name="T10_14" style:family="text">
      <style:text-properties fo:background-color="#ffffff"/>
    </style:style>
    <style:style style:name="T10_15" style:family="text">
      <style:text-properties fo:background-color="#ffffff"/>
    </style:style>
    <style:style style:name="T10_16" style:family="text">
      <style:text-properties fo:background-color="#ffffff"/>
    </style:style>
    <style:style style:name="T10_17" style:family="text">
      <style:text-properties fo:background-color="#ffffff"/>
    </style:style>
    <style:style style:name="P11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12" style:family="paragraph" style:parent-style-name="Standard">
      <style:paragraph-properties fo:break-before="auto" fo:line-height="100%" fo:margin-top="-0.176cm" style:writing-mode="lr-tb"/>
    </style:style>
    <style:style style:name="T12_1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13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fo:margin-top="-0.176cm" fo:margin-bottom="0.811cm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/>
    </style:style>
    <style:style style:name="T14_6" style:family="text">
      <style:text-properties fo:background-color="#ffffff"/>
    </style:style>
    <style:style style:name="T14_7" style:family="text">
      <style:text-properties fo:background-color="#ffffff"/>
    </style:style>
    <style:style style:name="T14_8" style:family="text">
      <style:text-properties fo:background-color="#ffffff"/>
    </style:style>
    <style:style style:name="T14_9" style:family="text">
      <style:text-properties fo:background-color="#ffffff"/>
    </style:style>
    <style:style style:name="T14_10" style:family="text">
      <style:text-properties fo:background-color="#ffffff"/>
    </style:style>
    <style:style style:name="T14_11" style:family="text">
      <style:text-properties fo:background-color="#ffffff"/>
    </style:style>
    <style:style style:name="T14_12" style:family="text">
      <style:text-properties fo:background-color="#ffffff"/>
    </style:style>
    <style:style style:name="T14_13" style:family="text">
      <style:text-properties fo:background-color="#ffffff" fo:font-weight="bold" style:font-weight-asian="bold" style:font-weight-complex="bold"/>
    </style:style>
    <style:style style:name="T14_14" style:family="text">
      <style:text-properties fo:background-color="#ffffff" fo:font-weight="bold" style:font-weight-asian="bold" style:font-weight-complex="bold"/>
    </style:style>
    <style:style style:name="T14_15" style:family="text">
      <style:text-properties fo:background-color="#ffffff" fo:font-weight="bold" style:font-weight-asian="bold" style:font-weight-complex="bold"/>
    </style:style>
    <style:style style:name="T14_16" style:family="text">
      <style:text-properties fo:background-color="#ffffff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P17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fo:margin-top="-0.176cm" style:writing-mode="lr-tb"/>
    </style:style>
    <style:style style:name="T18_1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18_2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18_3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fo:margin-top="-0.176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0_13" style:family="text">
      <style:text-properties fo:background-color="#ffffff" fo:font-weight="bold" style:font-weight-asian="bold" style:font-weight-complex="bold"/>
    </style:style>
    <style:style style:name="T20_14" style:family="text">
      <style:text-properties fo:background-color="#ffffff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fo:margin-top="-0.176cm" style:writing-mode="lr-tb"/>
      <style:text-properties fo:background-color="#ffffff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P25" style:family="paragraph" style:parent-style-name="Standard">
      <style:paragraph-properties fo:break-before="auto" fo:line-height="100%" fo:margin-top="0cm" fo:margin-bottom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P26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29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fo:margin-top="-0.176cm" style:writing-mode="lr-tb"/>
    </style:style>
    <style:style style:name="T36_1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36_2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36_3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36_4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36_5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fo:margin-top="-0.176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-0.176cm" fo:margin-bottom="0.811cm" style:writing-mode="lr-tb"/>
    </style:style>
    <style:style style:name="T38_1" style:family="text">
      <style:text-properties fo:background-color="#ffffff"/>
    </style:style>
    <style:style style:name="T38_2" style:family="text">
      <style:text-properties fo:background-color="#ffffff"/>
    </style:style>
    <style:style style:name="T38_3" style:family="text">
      <style:text-properties fo:background-color="#ffffff"/>
    </style:style>
    <style:style style:name="T38_4" style:family="text">
      <style:text-properties fo:background-color="#ffffff"/>
    </style:style>
    <style:style style:name="T38_5" style:family="text">
      <style:text-properties fo:background-color="#ffffff"/>
    </style:style>
    <style:style style:name="T38_6" style:family="text">
      <style:text-properties fo:background-color="#ffffff"/>
    </style:style>
    <style:style style:name="T38_7" style:family="text">
      <style:text-properties fo:background-color="#ffffff"/>
    </style:style>
    <style:style style:name="T38_8" style:family="text">
      <style:text-properties fo:background-color="#ffffff"/>
    </style:style>
    <style:style style:name="T38_9" style:family="text">
      <style:text-properties fo:background-color="#ffffff"/>
    </style:style>
    <style:style style:name="T38_10" style:family="text">
      <style:text-properties fo:background-color="#ffffff"/>
    </style:style>
    <style:style style:name="T38_11" style:family="text">
      <style:text-properties fo:background-color="#ffffff" fo:font-weight="bold" style:font-weight-asian="bold" style:font-weight-complex="bold"/>
    </style:style>
    <style:style style:name="T38_12" style:family="text">
      <style:text-properties fo:background-color="#ffffff" fo:font-weight="bold" style:font-weight-asian="bold" style:font-weight-complex="bold"/>
    </style:style>
    <style:style style:name="T38_13" style:family="text">
      <style:text-properties fo:background-color="#ffffff" fo:font-weight="bold" style:font-weight-asian="bold" style:font-weight-complex="bold"/>
    </style:style>
    <style:style style:name="T38_14" style:family="text">
      <style:text-properties fo:background-color="#ffffff" fo:font-weight="bold" style:font-weight-asian="bold" style:font-weight-complex="bold"/>
    </style:style>
    <style:style style:name="T38_15" style:family="text">
      <style:text-properties fo:background-color="#ffffff" fo:font-weight="bold" style:font-weight-asian="bold" style:font-weight-complex="bold"/>
    </style:style>
    <style:style style:name="T38_16" style:family="text">
      <style:text-properties fo:background-color="#ffffff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background-color="#ffffff"/>
    </style:style>
    <style:style style:name="T39_2" style:family="text">
      <style:text-properties fo:background-color="#ffffff"/>
    </style:style>
    <style:style style:name="T39_3" style:family="text">
      <style:text-properties fo:background-color="#ffffff"/>
    </style:style>
    <style:style style:name="T39_4" style:family="text">
      <style:text-properties fo:background-color="#ffffff"/>
    </style:style>
    <style:style style:name="T39_5" style:family="text">
      <style:text-properties fo:background-color="#ffffff"/>
    </style:style>
    <style:style style:name="T39_6" style:family="text">
      <style:text-properties fo:background-color="#ffffff"/>
    </style:style>
    <style:style style:name="T39_7" style:family="text">
      <style:text-properties fo:background-color="#ffffff"/>
    </style:style>
    <style:style style:name="T39_8" style:family="text">
      <style:text-properties fo:background-color="#ffffff"/>
    </style:style>
    <style:style style:name="T39_9" style:family="text">
      <style:text-properties fo:background-color="#ffffff"/>
    </style:style>
    <style:style style:name="T39_10" style:family="text">
      <style:text-properties fo:background-color="#ffffff"/>
    </style:style>
    <style:style style:name="T39_11" style:family="text">
      <style:text-properties fo:background-color="#ffffff"/>
    </style:style>
    <style:style style:name="T39_12" style:family="text">
      <style:text-properties fo:background-color="#ffffff"/>
    </style:style>
    <style:style style:name="T39_13" style:family="text">
      <style:text-properties fo:background-color="#ffffff"/>
    </style:style>
    <style:style style:name="T39_14" style:family="text">
      <style:text-properties fo:background-color="#ffffff"/>
    </style:style>
    <style:style style:name="T39_15" style:family="text">
      <style:text-properties fo:background-color="#ffffff"/>
    </style:style>
    <style:style style:name="T39_16" style:family="text">
      <style:text-properties fo:background-color="#ffffff"/>
    </style:style>
    <style:style style:name="T39_17" style:family="text">
      <style:text-properties fo:background-color="#ffffff"/>
    </style:style>
    <style:style style:name="T39_18" style:family="text">
      <style:text-properties fo:background-color="#ffffff"/>
    </style:style>
    <style:style style:name="T39_19" style:family="text">
      <style:text-properties fo:background-color="#ffffff"/>
    </style:style>
    <style:style style:name="T39_20" style:family="text">
      <style:text-properties fo:background-color="#ffffff"/>
    </style:style>
    <style:style style:name="T39_21" style:family="text">
      <style:text-properties fo:background-color="#ffffff"/>
    </style:style>
    <style:style style:name="T39_22" style:family="text">
      <style:text-properties fo:background-color="#ffffff"/>
    </style:style>
    <style:style style:name="T39_23" style:family="text">
      <style:text-properties fo:background-color="#ffffff"/>
    </style:style>
    <style:style style:name="T39_24" style:family="text">
      <style:text-properties fo:background-color="#ffffff"/>
    </style:style>
    <style:style style:name="T39_25" style:family="text">
      <style:text-properties fo:background-color="#ffffff"/>
    </style:style>
    <style:style style:name="T39_26" style:family="text">
      <style:text-properties fo:background-color="#ffffff"/>
    </style:style>
    <style:style style:name="T39_27" style:family="text">
      <style:text-properties fo:background-color="#ffffff"/>
    </style:style>
    <style:style style:name="T39_28" style:family="text">
      <style:text-properties fo:background-color="#ffffff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background-color="#ffffff"/>
    </style:style>
    <style:style style:name="T40_2" style:family="text">
      <style:text-properties fo:background-color="#ffffff"/>
    </style:style>
    <style:style style:name="T40_3" style:family="text">
      <style:text-properties fo:background-color="#ffffff"/>
    </style:style>
    <style:style style:name="T40_4" style:family="text">
      <style:text-properties fo:background-color="#ffffff"/>
    </style:style>
    <style:style style:name="T40_5" style:family="text">
      <style:text-properties fo:background-color="#ffffff"/>
    </style:style>
    <style:style style:name="T40_6" style:family="text">
      <style:text-properties fo:background-color="#ffffff"/>
    </style:style>
    <style:style style:name="T40_7" style:family="text">
      <style:text-properties fo:background-color="#ffffff"/>
    </style:style>
    <style:style style:name="T40_8" style:family="text">
      <style:text-properties fo:background-color="#ffffff"/>
    </style:style>
    <style:style style:name="T40_9" style:family="text">
      <style:text-properties fo:background-color="#ffffff"/>
    </style:style>
    <style:style style:name="T40_10" style:family="text">
      <style:text-properties fo:background-color="#ffffff"/>
    </style:style>
    <style:style style:name="T40_11" style:family="text">
      <style:text-properties fo:background-color="#ffffff"/>
    </style:style>
    <style:style style:name="T40_12" style:family="text">
      <style:text-properties fo:background-color="#ffffff"/>
    </style:style>
    <style:style style:name="T40_13" style:family="text">
      <style:text-properties fo:background-color="#ffffff"/>
    </style:style>
    <style:style style:name="T40_14" style:family="text">
      <style:text-properties fo:background-color="#ffffff"/>
    </style:style>
    <style:style style:name="T40_15" style:family="text">
      <style:text-properties fo:background-color="#ffffff"/>
    </style:style>
    <style:style style:name="T40_16" style:family="text">
      <style:text-properties fo:background-color="#ffffff"/>
    </style:style>
    <style:style style:name="T40_17" style:family="text">
      <style:text-properties fo:background-color="#ffffff"/>
    </style:style>
    <style:style style:name="T40_18" style:family="text">
      <style:text-properties fo:background-color="#ffffff"/>
    </style:style>
    <style:style style:name="T40_19" style:family="text">
      <style:text-properties fo:background-color="#ffffff"/>
    </style:style>
    <style:style style:name="T40_20" style:family="text">
      <style:text-properties fo:background-color="#ffffff"/>
    </style:style>
    <style:style style:name="T40_21" style:family="text">
      <style:text-properties fo:background-color="#ffffff"/>
    </style:style>
    <style:style style:name="T40_22" style:family="text">
      <style:text-properties fo:background-color="#ffffff"/>
    </style:style>
    <style:style style:name="T40_23" style:family="text">
      <style:text-properties fo:background-color="#ffffff"/>
    </style:style>
    <style:style style:name="T40_24" style:family="text">
      <style:text-properties fo:background-color="#ffffff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background-color="#ffffff"/>
    </style:style>
    <style:style style:name="T41_2" style:family="text">
      <style:text-properties fo:background-color="#ffffff"/>
    </style:style>
    <style:style style:name="T41_3" style:family="text">
      <style:text-properties fo:background-color="#ffffff"/>
    </style:style>
    <style:style style:name="T41_4" style:family="text">
      <style:text-properties fo:background-color="#ffffff"/>
    </style:style>
    <style:style style:name="T41_5" style:family="text">
      <style:text-properties fo:background-color="#ffffff"/>
    </style:style>
    <style:style style:name="T41_6" style:family="text">
      <style:text-properties fo:background-color="#ffffff"/>
    </style:style>
    <style:style style:name="T41_7" style:family="text">
      <style:text-properties fo:background-color="#ffffff"/>
    </style:style>
    <style:style style:name="T41_8" style:family="text">
      <style:text-properties fo:background-color="#ffffff"/>
    </style:style>
    <style:style style:name="T41_9" style:family="text">
      <style:text-properties fo:background-color="#ffffff"/>
    </style:style>
    <style:style style:name="T41_10" style:family="text">
      <style:text-properties fo:background-color="#ffffff"/>
    </style:style>
    <style:style style:name="T41_11" style:family="text">
      <style:text-properties fo:background-color="#ffffff"/>
    </style:style>
    <style:style style:name="T41_12" style:family="text">
      <style:text-properties fo:background-color="#ffffff"/>
    </style:style>
    <style:style style:name="T41_13" style:family="text">
      <style:text-properties fo:background-color="#ffffff"/>
    </style:style>
    <style:style style:name="T41_14" style:family="text">
      <style:text-properties fo:background-color="#ffffff"/>
    </style:style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>
      <style:text-properties fo:background-color="#ffffff"/>
    </style:style>
    <style:style style:name="T42_2" style:family="text">
      <style:text-properties fo:background-color="#ffffff"/>
    </style:style>
    <style:style style:name="T42_3" style:family="text">
      <style:text-properties fo:background-color="#ffffff"/>
    </style:style>
    <style:style style:name="T42_4" style:family="text">
      <style:text-properties fo:background-color="#ffffff"/>
    </style:style>
    <style:style style:name="T42_5" style:family="text">
      <style:text-properties fo:background-color="#ffffff"/>
    </style:style>
    <style:style style:name="T42_6" style:family="text">
      <style:text-properties fo:background-color="#ffffff"/>
    </style:style>
    <style:style style:name="T42_7" style:family="text">
      <style:text-properties fo:background-color="#ffffff"/>
    </style:style>
    <style:style style:name="T42_8" style:family="text">
      <style:text-properties fo:background-color="#ffffff"/>
    </style:style>
    <style:style style:name="T42_9" style:family="text">
      <style:text-properties fo:background-color="#ffffff"/>
    </style:style>
    <style:style style:name="T42_10" style:family="text">
      <style:text-properties fo:background-color="#ffffff"/>
    </style:style>
    <style:style style:name="T42_11" style:family="text">
      <style:text-properties fo:background-color="#ffffff"/>
    </style:style>
    <style:style style:name="T42_12" style:family="text">
      <style:text-properties fo:background-color="#ffffff"/>
    </style:style>
    <style:style style:name="T42_13" style:family="text">
      <style:text-properties fo:background-color="#ffffff"/>
    </style:style>
    <style:style style:name="T42_14" style:family="text">
      <style:text-properties fo:background-color="#ffffff"/>
    </style:style>
    <style:style style:name="T42_15" style:family="text">
      <style:text-properties fo:background-color="#ffffff"/>
    </style:style>
    <style:style style:name="T42_16" style:family="text">
      <style:text-properties fo:background-color="#ffffff"/>
    </style:style>
    <style:style style:name="T42_17" style:family="text">
      <style:text-properties fo:background-color="#ffffff"/>
    </style:style>
    <style:style style:name="T42_18" style:family="text">
      <style:text-properties fo:background-color="#ffffff"/>
    </style:style>
    <style:style style:name="T42_19" style:family="text">
      <style:text-properties fo:background-color="#ffffff"/>
    </style:style>
    <style:style style:name="T42_20" style:family="text">
      <style:text-properties fo:background-color="#ffffff"/>
    </style:style>
    <style:style style:name="T42_21" style:family="text">
      <style:text-properties fo:background-color="#ffffff"/>
    </style:style>
    <style:style style:name="T42_22" style:family="text">
      <style:text-properties fo:background-color="#ffffff"/>
    </style:style>
    <style:style style:name="T42_23" style:family="text">
      <style:text-properties fo:background-color="#ffffff"/>
    </style:style>
    <style:style style:name="T42_24" style:family="text">
      <style:text-properties fo:background-color="#ffffff"/>
    </style:style>
    <style:style style:name="T42_25" style:family="text">
      <style:text-properties fo:background-color="#ffffff"/>
    </style:style>
    <style:style style:name="T42_26" style:family="text">
      <style:text-properties fo:background-color="#ffffff"/>
    </style:style>
    <style:style style:name="T42_27" style:family="text">
      <style:text-properties fo:background-color="#ffffff"/>
    </style:style>
    <style:style style:name="T42_28" style:family="text">
      <style:text-properties fo:background-color="#ffffff"/>
    </style:style>
    <style:style style:name="P43" style:family="paragraph" style:parent-style-name="Standard">
      <style:paragraph-properties fo:break-before="auto" fo:line-height="100%" fo:margin-top="-0.176cm" fo:margin-bottom="0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44" style:family="paragraph" style:parent-style-name="Standard">
      <style:paragraph-properties fo:break-before="auto" fo:line-height="100%" fo:margin-top="-0.176cm" fo:margin-bottom="0cm" style:writing-mode="lr-tb"/>
    </style:style>
    <style:style style:name="T44_1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fo:margin-top="-0.176cm" fo:margin-bottom="0cm" style:writing-mode="lr-tb"/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fo:margin-top="-0.176cm" fo:margin-bottom="0.811cm" style:writing-mode="lr-tb"/>
    </style:style>
    <style:style style:name="T46_1" style:family="text">
      <style:text-properties fo:background-color="#ffffff"/>
    </style:style>
    <style:style style:name="T46_2" style:family="text">
      <style:text-properties fo:background-color="#ffffff"/>
    </style:style>
    <style:style style:name="T46_3" style:family="text">
      <style:text-properties fo:background-color="#ffffff"/>
    </style:style>
    <style:style style:name="T46_4" style:family="text">
      <style:text-properties fo:background-color="#ffffff"/>
    </style:style>
    <style:style style:name="T46_5" style:family="text">
      <style:text-properties fo:background-color="#ffffff"/>
    </style:style>
    <style:style style:name="T46_6" style:family="text">
      <style:text-properties fo:background-color="#ffffff"/>
    </style:style>
    <style:style style:name="T46_7" style:family="text">
      <style:text-properties fo:background-color="#ffffff"/>
    </style:style>
    <style:style style:name="T46_8" style:family="text">
      <style:text-properties fo:background-color="#ffffff"/>
    </style:style>
    <style:style style:name="T46_9" style:family="text">
      <style:text-properties fo:background-color="#ffffff"/>
    </style:style>
    <style:style style:name="T46_10" style:family="text">
      <style:text-properties fo:background-color="#ffffff"/>
    </style:style>
    <style:style style:name="T46_11" style:family="text">
      <style:text-properties fo:background-color="#ffffff" fo:font-weight="bold" style:font-weight-asian="bold" style:font-weight-complex="bold"/>
    </style:style>
    <style:style style:name="T46_12" style:family="text">
      <style:text-properties fo:background-color="#ffffff"/>
    </style:style>
    <style:style style:name="T46_13" style:family="text">
      <style:text-properties fo:background-color="#ffffff"/>
    </style:style>
    <style:style style:name="T46_14" style:family="text">
      <style:text-properties fo:background-color="#ffffff"/>
    </style:style>
    <style:style style:name="T46_15" style:family="text">
      <style:text-properties fo:background-color="#ffffff"/>
    </style:style>
    <style:style style:name="T46_16" style:family="text">
      <style:text-properties fo:background-color="#ffffff"/>
    </style:style>
    <style:style style:name="T46_17" style:family="text">
      <style:text-properties fo:background-color="#ffffff" fo:font-weight="bold" style:font-weight-asian="bold" style:font-weight-complex="bold"/>
    </style:style>
    <style:style style:name="T46_18" style:family="text">
      <style:text-properties fo:background-color="#ffffff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background-color="#ffffff"/>
    </style:style>
    <style:style style:name="T47_2" style:family="text">
      <style:text-properties fo:background-color="#ffffff"/>
    </style:style>
    <style:style style:name="T47_3" style:family="text">
      <style:text-properties fo:background-color="#ffffff"/>
    </style:style>
    <style:style style:name="T47_4" style:family="text">
      <style:text-properties fo:background-color="#ffffff"/>
    </style:style>
    <style:style style:name="T47_5" style:family="text">
      <style:text-properties fo:background-color="#ffffff"/>
    </style:style>
    <style:style style:name="T47_6" style:family="text">
      <style:text-properties fo:background-color="#ffffff"/>
    </style:style>
    <style:style style:name="T47_7" style:family="text">
      <style:text-properties fo:background-color="#ffffff"/>
    </style:style>
    <style:style style:name="T47_8" style:family="text">
      <style:text-properties fo:background-color="#ffffff"/>
    </style:style>
    <style:style style:name="T47_9" style:family="text">
      <style:text-properties fo:background-color="#ffffff"/>
    </style:style>
    <style:style style:name="T47_10" style:family="text">
      <style:text-properties fo:background-color="#ffffff"/>
    </style:style>
    <style:style style:name="T47_11" style:family="text">
      <style:text-properties fo:background-color="#ffffff"/>
    </style:style>
    <style:style style:name="T47_12" style:family="text">
      <style:text-properties fo:background-color="#ffffff"/>
    </style:style>
    <style:style style:name="T47_13" style:family="text">
      <style:text-properties fo:background-color="#ffffff"/>
    </style:style>
    <style:style style:name="T47_14" style:family="text">
      <style:text-properties fo:background-color="#ffffff"/>
    </style:style>
    <style:style style:name="T47_15" style:family="text">
      <style:text-properties fo:background-color="#ffffff"/>
    </style:style>
    <style:style style:name="T47_16" style:family="text">
      <style:text-properties fo:background-color="#ffffff"/>
    </style:style>
    <style:style style:name="T47_17" style:family="text">
      <style:text-properties fo:background-color="#ffffff"/>
    </style:style>
    <style:style style:name="T47_18" style:family="text">
      <style:text-properties fo:background-color="#ffffff"/>
    </style:style>
    <style:style style:name="T47_19" style:family="text">
      <style:text-properties fo:background-color="#ffffff"/>
    </style:style>
    <style:style style:name="T47_20" style:family="text">
      <style:text-properties fo:background-color="#ffffff"/>
    </style:style>
    <style:style style:name="T47_21" style:family="text">
      <style:text-properties fo:background-color="#ffffff"/>
    </style:style>
    <style:style style:name="T47_22" style:family="text">
      <style:text-properties fo:background-color="#ffffff"/>
    </style:style>
    <style:style style:name="T47_23" style:family="text">
      <style:text-properties fo:background-color="#ffffff"/>
    </style:style>
    <style:style style:name="T47_24" style:family="text">
      <style:text-properties fo:background-color="#ffffff"/>
    </style:style>
    <style:style style:name="T47_25" style:family="text">
      <style:text-properties fo:background-color="#ffffff"/>
    </style:style>
    <style:style style:name="T47_26" style:family="text">
      <style:text-properties fo:background-color="#ffffff"/>
    </style:style>
    <style:style style:name="T47_27" style:family="text">
      <style:text-properties fo:background-color="#ffffff"/>
    </style:style>
    <style:style style:name="T47_28" style:family="text">
      <style:text-properties fo:background-color="#ffffff"/>
    </style:style>
    <style:style style:name="T47_29" style:family="text">
      <style:text-properties fo:background-color="#ffffff"/>
    </style:style>
    <style:style style:name="T47_30" style:family="text">
      <style:text-properties fo:background-color="#ffffff"/>
    </style:style>
    <style:style style:name="T47_31" style:family="text">
      <style:text-properties fo:background-color="#ffffff"/>
    </style:style>
    <style:style style:name="T47_32" style:family="text">
      <style:text-properties fo:background-color="#ffffff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background-color="#ffffff"/>
    </style:style>
    <style:style style:name="T48_2" style:family="text">
      <style:text-properties fo:background-color="#ffffff"/>
    </style:style>
    <style:style style:name="T48_3" style:family="text">
      <style:text-properties fo:background-color="#ffffff"/>
    </style:style>
    <style:style style:name="T48_4" style:family="text">
      <style:text-properties fo:background-color="#ffffff"/>
    </style:style>
    <style:style style:name="T48_5" style:family="text">
      <style:text-properties fo:background-color="#ffffff"/>
    </style:style>
    <style:style style:name="T48_6" style:family="text">
      <style:text-properties fo:background-color="#ffffff"/>
    </style:style>
    <style:style style:name="T48_7" style:family="text">
      <style:text-properties fo:background-color="#ffffff"/>
    </style:style>
    <style:style style:name="T48_8" style:family="text">
      <style:text-properties fo:background-color="#ffffff"/>
    </style:style>
    <style:style style:name="T48_9" style:family="text">
      <style:text-properties fo:background-color="#ffffff"/>
    </style:style>
    <style:style style:name="T48_10" style:family="text">
      <style:text-properties fo:background-color="#ffffff"/>
    </style:style>
    <style:style style:name="T48_11" style:family="text">
      <style:text-properties fo:background-color="#ffffff"/>
    </style:style>
    <style:style style:name="T48_12" style:family="text">
      <style:text-properties fo:background-color="#ffffff"/>
    </style:style>
    <style:style style:name="T48_13" style:family="text">
      <style:text-properties fo:background-color="#ffffff"/>
    </style:style>
    <style:style style:name="T48_14" style:family="text">
      <style:text-properties fo:background-color="#ffffff"/>
    </style:style>
    <style:style style:name="T48_15" style:family="text">
      <style:text-properties fo:background-color="#ffffff"/>
    </style:style>
    <style:style style:name="T48_16" style:family="text">
      <style:text-properties fo:background-color="#ffffff"/>
    </style:style>
    <style:style style:name="T48_17" style:family="text">
      <style:text-properties fo:background-color="#ffffff"/>
    </style:style>
    <style:style style:name="T48_18" style:family="text">
      <style:text-properties fo:background-color="#ffffff"/>
    </style:style>
    <style:style style:name="T48_19" style:family="text">
      <style:text-properties fo:background-color="#ffffff"/>
    </style:style>
    <style:style style:name="T48_20" style:family="text">
      <style:text-properties fo:background-color="#ffffff"/>
    </style:style>
    <style:style style:name="T48_21" style:family="text">
      <style:text-properties fo:background-color="#ffffff"/>
    </style:style>
    <style:style style:name="T48_22" style:family="text">
      <style:text-properties fo:background-color="#ffffff"/>
    </style:style>
    <style:style style:name="T48_23" style:family="text">
      <style:text-properties fo:background-color="#ffffff"/>
    </style:style>
    <style:style style:name="T48_24" style:family="text">
      <style:text-properties fo:background-color="#ffffff"/>
    </style:style>
    <style:style style:name="T48_25" style:family="text">
      <style:text-properties fo:background-color="#ffffff"/>
    </style:style>
    <style:style style:name="T48_26" style:family="text">
      <style:text-properties fo:background-color="#ffffff"/>
    </style:style>
    <style:style style:name="T48_27" style:family="text">
      <style:text-properties fo:background-color="#ffffff"/>
    </style:style>
    <style:style style:name="T48_28" style:family="text">
      <style:text-properties fo:background-color="#ffffff"/>
    </style:style>
    <style:style style:name="T48_29" style:family="text">
      <style:text-properties fo:background-color="#ffffff"/>
    </style:style>
    <style:style style:name="T48_30" style:family="text">
      <style:text-properties fo:background-color="#ffffff"/>
    </style:style>
    <style:style style:name="T48_31" style:family="text">
      <style:text-properties fo:background-color="#ffffff"/>
    </style:style>
    <style:style style:name="T48_32" style:family="text">
      <style:text-properties fo:background-color="#ffffff"/>
    </style:style>
    <style:style style:name="T48_33" style:family="text">
      <style:text-properties fo:background-color="#ffffff"/>
    </style:style>
    <style:style style:name="T48_34" style:family="text">
      <style:text-properties fo:background-color="#ffffff"/>
    </style:style>
    <style:style style:name="T48_35" style:family="text">
      <style:text-properties fo:background-color="#ffffff"/>
    </style:style>
    <style:style style:name="T48_36" style:family="text">
      <style:text-properties fo:background-color="#ffffff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>
      <style:text-properties fo:background-color="#ffffff"/>
    </style:style>
    <style:style style:name="T49_2" style:family="text">
      <style:text-properties fo:background-color="#ffffff"/>
    </style:style>
    <style:style style:name="T49_3" style:family="text">
      <style:text-properties fo:background-color="#ffffff"/>
    </style:style>
    <style:style style:name="T49_4" style:family="text">
      <style:text-properties fo:background-color="#ffffff"/>
    </style:style>
    <style:style style:name="T49_5" style:family="text">
      <style:text-properties fo:background-color="#ffffff"/>
    </style:style>
    <style:style style:name="T49_6" style:family="text">
      <style:text-properties fo:background-color="#ffffff"/>
    </style:style>
    <style:style style:name="T49_7" style:family="text">
      <style:text-properties fo:background-color="#ffffff"/>
    </style:style>
    <style:style style:name="T49_8" style:family="text">
      <style:text-properties fo:background-color="#ffffff"/>
    </style:style>
    <style:style style:name="T49_9" style:family="text">
      <style:text-properties fo:background-color="#ffffff"/>
    </style:style>
    <style:style style:name="T49_10" style:family="text">
      <style:text-properties fo:background-color="#ffffff"/>
    </style:style>
    <style:style style:name="T49_11" style:family="text">
      <style:text-properties fo:background-color="#ffffff"/>
    </style:style>
    <style:style style:name="T49_12" style:family="text">
      <style:text-properties fo:background-color="#ffffff"/>
    </style:style>
    <style:style style:name="T49_13" style:family="text">
      <style:text-properties fo:background-color="#ffffff"/>
    </style:style>
    <style:style style:name="T49_14" style:family="text">
      <style:text-properties fo:background-color="#ffffff"/>
    </style:style>
    <style:style style:name="T49_15" style:family="text">
      <style:text-properties fo:background-color="#ffffff"/>
    </style:style>
    <style:style style:name="P50" style:family="paragraph" style:parent-style-name="Standard">
      <style:paragraph-properties fo:break-before="auto" fo:line-height="115%" fo:margin-top="-0.176cm" fo:margin-bottom="0.811cm" style:writing-mode="lr-tb"/>
    </style:style>
    <style:style style:name="T5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P53" style:family="paragraph" style:parent-style-name="Standard">
      <style:paragraph-properties fo:break-before="auto" fo:line-height="115%" fo:margin-top="-0.176cm" fo:margin-bottom="0.811cm" style:writing-mode="lr-tb"/>
    </style:style>
    <style:style style:name="T5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fo:margin-top="-0.176cm" fo:margin-bottom="0.811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fo:margin-top="-0.176cm" fo:margin-bottom="0.811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fo:margin-top="-0.176cm" fo:margin-bottom="0.811cm" style:writing-mode="lr-tb"/>
    </style:style>
    <style:style style:name="T6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</office:automatic-styles>
  <office:body>
    <office:text>
      <text:p text:style-name="P1"><text:span text:style-name="T1_1">Cahier</text:span><text:span text:style-name="T1_2"><text:s/></text:span><text:span text:style-name="T1_3">des</text:span><text:span text:style-name="T1_4"><text:s/></text:span><text:span text:style-name="T1_5">charges</text:span></text:p>
      <text:p text:style-name="P2"/>
      <text:p text:style-name="P3"><text:span text:style-name="T3_1">Inscription</text:span></text:p>
      <text:p text:style-name="P4"><text:span text:style-name="T4_1">Cette</text:span><text:span text:style-name="T4_2"><text:s/></text:span><text:span text:style-name="T4_3">page</text:span><text:span text:style-name="T4_4"><text:s/></text:span><text:span text:style-name="T4_5">est</text:span><text:span text:style-name="T4_6"><text:s/></text:span><text:span text:style-name="T4_7">réservée</text:span><text:span text:style-name="T4_8"><text:s/></text:span><text:span text:style-name="T4_9">aux</text:span><text:span text:style-name="T4_10"><text:s/></text:span><text:span text:style-name="T4_11">utilisateurs</text:span><text:span text:style-name="T4_12"><text:s/></text:span><text:span text:style-name="T4_13">non</text:span><text:span text:style-name="T4_14"><text:s/></text:span><text:span text:style-name="T4_15">connectés</text:span><text:span text:style-name="T4_16">.</text:span></text:p>
      <text:list text:style-name="LS1" xml:id="list0">
        <text:list-item>
          <text:p text:style-name="P5"><text:span text:style-name="T5_1">Demander</text:span><text:span text:style-name="T5_2"><text:s/></text:span><text:span text:style-name="T5_3">à</text:span><text:span text:style-name="T5_4"><text:s/></text:span><text:span text:style-name="T5_5">l</text:span><text:span text:style-name="T5_6">'</text:span><text:span text:style-name="T5_7">utilisateur</text:span><text:span text:style-name="T5_8"><text:s/></text:span><text:span text:style-name="T5_9">d</text:span><text:span text:style-name="T5_10">'</text:span><text:span text:style-name="T5_11">entrer</text:span><text:span text:style-name="T5_12"><text:s/></text:span><text:span text:style-name="T5_13">un</text:span><text:span text:style-name="T5_14"><text:s/></text:span><text:span text:style-name="T5_15">mot</text:span><text:span text:style-name="T5_16"><text:s/></text:span><text:span text:style-name="T5_17">de</text:span><text:span text:style-name="T5_18"><text:s/></text:span><text:span text:style-name="T5_19">passe</text:span><text:span text:style-name="T5_20"><text:s/></text:span><text:span text:style-name="T5_21">qui</text:span><text:span text:style-name="T5_22"><text:s/></text:span><text:span text:style-name="T5_23">devra</text:span><text:span text:style-name="T5_24"><text:s/></text:span><text:span text:style-name="T5_25">compter</text:span><text:span text:style-name="T5_26"><text:s/></text:span><text:span text:style-name="T5_27">entre</text:span><text:span text:style-name="T5_28"><text:s/>6<text:s/></text:span><text:span text:style-name="T5_29">et</text:span><text:span text:style-name="T5_30"><text:s/>30<text:s/></text:span><text:span text:style-name="T5_31">caractères</text:span><text:span text:style-name="T5_32">.</text:span></text:p>
        </text:list-item>
        <text:list-item>
          <text:p text:style-name="P6"><text:span text:style-name="T6_1">Demander</text:span><text:span text:style-name="T6_2"><text:s/></text:span><text:span text:style-name="T6_3">une</text:span><text:span text:style-name="T6_4"><text:s/></text:span><text:span text:style-name="T6_5">confirmation</text:span><text:span text:style-name="T6_6"><text:s/></text:span><text:span text:style-name="T6_7">du</text:span><text:span text:style-name="T6_8"><text:s/></text:span><text:span text:style-name="T6_9">mot</text:span><text:span text:style-name="T6_10"><text:s/></text:span><text:span text:style-name="T6_11">de</text:span><text:span text:style-name="T6_12"><text:s/></text:span><text:span text:style-name="T6_13">passe</text:span><text:span text:style-name="T6_14">.</text:span></text:p>
        </text:list-item>
        <text:list-item>
          <text:p text:style-name="P7"><text:span text:style-name="T7_1">On</text:span><text:span text:style-name="T7_2"><text:s/></text:span><text:span text:style-name="T7_3">demande</text:span><text:span text:style-name="T7_4"><text:s/></text:span><text:span text:style-name="T7_5">à</text:span><text:span text:style-name="T7_6"><text:s/></text:span><text:span text:style-name="T7_7">l</text:span><text:span text:style-name="T7_8">'</text:span><text:span text:style-name="T7_9">utilisateur</text:span><text:span text:style-name="T7_10"><text:s/></text:span><text:span text:style-name="T7_11">d</text:span><text:span text:style-name="T7_12">'</text:span><text:span text:style-name="T7_13">entrer</text:span><text:span text:style-name="T7_14"><text:s/></text:span><text:span text:style-name="T7_15">une</text:span><text:span text:style-name="T7_16"><text:s/></text:span><text:span text:style-name="T7_17">adresse</text:span><text:span text:style-name="T7_18"><text:s/></text:span><text:span text:style-name="T7_19">e</text:span><text:span text:style-name="T7_20">-</text:span><text:span text:style-name="T7_21">mail</text:span><text:span text:style-name="T7_22"><text:s/></text:span><text:span text:style-name="T7_23">valide</text:span><text:span text:style-name="T7_24"><text:s/></text:span><text:span text:style-name="T7_25">afin</text:span><text:span text:style-name="T7_26"><text:s/></text:span><text:span text:style-name="T7_27">de</text:span><text:span text:style-name="T7_28"><text:s/></text:span><text:span text:style-name="T7_29">pouvoir</text:span><text:span text:style-name="T7_30"><text:s/></text:span><text:span text:style-name="T7_31">confirmer</text:span><text:span text:style-name="T7_32"><text:s/></text:span><text:span text:style-name="T7_33">son</text:span><text:span text:style-name="T7_34"><text:s/></text:span><text:span text:style-name="T7_35">inscription</text:span><text:span text:style-name="T7_36">.</text:span></text:p>
        </text:list-item>
        <text:list-item>
          <text:p text:style-name="P8"><text:span text:style-name="T8_1">On</text:span><text:span text:style-name="T8_2"><text:s/></text:span><text:span text:style-name="T8_3">envoie</text:span><text:span text:style-name="T8_4"><text:s/></text:span><text:span text:style-name="T8_5">un</text:span><text:span text:style-name="T8_6"><text:s/></text:span><text:span text:style-name="T8_7">email</text:span><text:span text:style-name="T8_8"><text:s/></text:span><text:span text:style-name="T8_9">de</text:span><text:span text:style-name="T8_10"><text:s/></text:span><text:span text:style-name="T8_11">confirmation</text:span><text:span text:style-name="T8_12"><text:s/></text:span><text:span text:style-name="T8_13">à</text:span><text:span text:style-name="T8_14"><text:s/></text:span><text:span text:style-name="T8_15">l</text:span><text:span text:style-name="T8_16">’</text:span><text:span text:style-name="T8_17">utilisateur</text:span></text:p>
        </text:list-item>
        <text:list-item>
          <text:p text:style-name="P9"><text:span text:style-name="T9_1">L</text:span><text:span text:style-name="T9_2">’</text:span><text:span text:style-name="T9_3">utilisateur</text:span><text:span text:style-name="T9_4"><text:s/></text:span><text:span text:style-name="T9_5">clique</text:span><text:span text:style-name="T9_6"><text:s/></text:span><text:span text:style-name="T9_7">sur</text:span><text:span text:style-name="T9_8"><text:s/></text:span><text:span text:style-name="T9_9">un</text:span><text:span text:style-name="T9_10"><text:s/></text:span><text:span text:style-name="T9_11">lien</text:span><text:span text:style-name="T9_12"><text:s/></text:span><text:span text:style-name="T9_13">de</text:span><text:span text:style-name="T9_14"><text:s/></text:span><text:span text:style-name="T9_15">confirmation</text:span><text:span text:style-name="T9_16"><text:s/></text:span><text:span text:style-name="T9_17">afin</text:span><text:span text:style-name="T9_18"><text:s/></text:span><text:span text:style-name="T9_19">de</text:span><text:span text:style-name="T9_20"><text:s/></text:span><text:span text:style-name="T9_21">valider</text:span><text:span text:style-name="T9_22"><text:s/></text:span><text:span text:style-name="T9_23">la</text:span><text:span text:style-name="T9_24"><text:s/></text:span><text:span text:style-name="T9_25">création</text:span><text:span text:style-name="T9_26"><text:s/></text:span><text:span text:style-name="T9_27">de</text:span><text:span text:style-name="T9_28"><text:s/></text:span><text:span text:style-name="T9_29">son</text:span><text:span text:style-name="T9_30"><text:s/></text:span><text:span text:style-name="T9_31">compte</text:span></text:p>
        </text:list-item>
        <text:list-item>
          <text:p text:style-name="P10"><text:span text:style-name="T10_1">L</text:span><text:span text:style-name="T10_2">’</text:span><text:span text:style-name="T10_3">utilisateur</text:span><text:span text:style-name="T10_4"><text:s/></text:span><text:span text:style-name="T10_5">est</text:span><text:span text:style-name="T10_6"><text:s/></text:span><text:span text:style-name="T10_7">redirigé</text:span><text:span text:style-name="T10_8"><text:s/></text:span><text:span text:style-name="T10_9">vers</text:span><text:span text:style-name="T10_10"><text:s/></text:span><text:span text:style-name="T10_11">la</text:span><text:span text:style-name="T10_12"><text:s/></text:span><text:span text:style-name="T10_13">page</text:span><text:span text:style-name="T10_14"><text:s/></text:span><text:span text:style-name="T10_15">de</text:span><text:span text:style-name="T10_16"><text:s/></text:span><text:span text:style-name="T10_17">connexion</text:span></text:p>
        </text:list-item>
      </text:list>
      <text:p text:style-name="P11"/>
      <text:p text:style-name="P12"><text:span text:style-name="T12_1">Connexion</text:span></text:p>
      <text:p text:style-name="P13"/>
      <text:p text:style-name="P14"><text:span text:style-name="T14_1">Cette</text:span><text:span text:style-name="T14_2"><text:s/></text:span><text:span text:style-name="T14_3">page</text:span><text:span text:style-name="T14_4"><text:s/></text:span><text:span text:style-name="T14_5">est</text:span><text:span text:style-name="T14_6"><text:s/></text:span><text:span text:style-name="T14_7">réservée</text:span><text:span text:style-name="T14_8"><text:s/></text:span><text:span text:style-name="T14_9">aux</text:span><text:span text:style-name="T14_10"><text:s/></text:span><text:span text:style-name="T14_11">utilisateurs</text:span><text:span text:style-name="T14_12"><text:s/></text:span><text:span text:style-name="T14_13">non</text:span><text:span text:style-name="T14_14"><text:s/></text:span><text:span text:style-name="T14_15">connectés</text:span><text:span text:style-name="T14_16">.</text:span></text:p>
      <text:list text:style-name="LS2" xml:id="list6">
        <text:list-item>
          <text:p text:style-name="P15"><text:span text:style-name="T15_1">L</text:span><text:span text:style-name="T15_2">’</text:span><text:span text:style-name="T15_3">utilisateur</text:span><text:span text:style-name="T15_4"><text:s/></text:span><text:span text:style-name="T15_5">rentre</text:span><text:span text:style-name="T15_6"><text:s/></text:span><text:span text:style-name="T15_7">son</text:span><text:span text:style-name="T15_8"><text:s/></text:span><text:span text:style-name="T15_9">adresse</text:span><text:span text:style-name="T15_10"><text:s/></text:span><text:span text:style-name="T15_11">e</text:span><text:span text:style-name="T15_12">-</text:span><text:span text:style-name="T15_13">mail</text:span><text:span text:style-name="T15_14"><text:s/></text:span><text:span text:style-name="T15_15">et</text:span><text:span text:style-name="T15_16"><text:s/></text:span><text:span text:style-name="T15_17">son</text:span><text:span text:style-name="T15_18"><text:s/></text:span><text:span text:style-name="T15_19">mot</text:span><text:span text:style-name="T15_20"><text:s/></text:span><text:span text:style-name="T15_21">de</text:span><text:span text:style-name="T15_22"><text:s/></text:span><text:span text:style-name="T15_23">passe</text:span></text:p>
        </text:list-item>
        <text:list-item>
          <text:p text:style-name="P16"><text:span text:style-name="T16_1">Si</text:span><text:span text:style-name="T16_2"><text:s/></text:span><text:span text:style-name="T16_3">les</text:span><text:span text:style-name="T16_4"><text:s/></text:span><text:span text:style-name="T16_5">identifiants</text:span><text:span text:style-name="T16_6"><text:s/></text:span><text:span text:style-name="T16_7">sont</text:span><text:span text:style-name="T16_8"><text:s/></text:span><text:span text:style-name="T16_9">corrects</text:span><text:span text:style-name="T16_10">,<text:s/></text:span><text:span text:style-name="T16_11">on</text:span><text:span text:style-name="T16_12"><text:s/></text:span><text:span text:style-name="T16_13">le</text:span><text:span text:style-name="T16_14"><text:s/></text:span><text:span text:style-name="T16_15">redirige</text:span><text:span text:style-name="T16_16"><text:s/></text:span><text:span text:style-name="T16_17">vers</text:span><text:span text:style-name="T16_18"><text:s/></text:span><text:span text:style-name="T16_19">la</text:span><text:span text:style-name="T16_20"><text:s/></text:span><text:span text:style-name="T16_21">page</text:span><text:span text:style-name="T16_22"><text:s/></text:span><text:span text:style-name="T16_23">d</text:span><text:span text:style-name="T16_24">’</text:span><text:span text:style-name="T16_25">accueil</text:span><text:span text:style-name="T16_26"><text:s/></text:span><text:span text:style-name="T16_27">du</text:span><text:span text:style-name="T16_28"><text:s/></text:span><text:span text:style-name="T16_29">site</text:span></text:p>
        </text:list-item>
      </text:list>
      <text:p text:style-name="P17"/>
      <text:p text:style-name="P18"><text:span text:style-name="T18_1">Mon</text:span><text:span text:style-name="T18_2"><text:s/></text:span><text:span text:style-name="T18_3">Compte</text:span></text:p>
      <text:p text:style-name="P19"/>
      <text:p text:style-name="P20"><text:span text:style-name="T20_1">Cette</text:span><text:span text:style-name="T20_2"><text:s/></text:span><text:span text:style-name="T20_3">page</text:span><text:span text:style-name="T20_4"><text:s/></text:span><text:span text:style-name="T20_5">est</text:span><text:span text:style-name="T20_6"><text:s/></text:span><text:span text:style-name="T20_7">réservée</text:span><text:span text:style-name="T20_8"><text:s/></text:span><text:span text:style-name="T20_9">aux</text:span><text:span text:style-name="T20_10"><text:s/></text:span><text:span text:style-name="T20_11">utilisateurs</text:span><text:span text:style-name="T20_12"><text:s/></text:span><text:span text:style-name="T20_13">connectés</text:span><text:span text:style-name="T20_14">.</text:span></text:p>
      <text:p text:style-name="P21"/>
      <text:list text:style-name="LS3" xml:id="list8">
        <text:list-item>
          <text:p text:style-name="P22"><text:span text:style-name="T22_1">Modification</text:span><text:span text:style-name="T22_2"><text:s/></text:span><text:span text:style-name="T22_3">des</text:span><text:span text:style-name="T22_4"><text:s/></text:span><text:span text:style-name="T22_5">informations</text:span><text:span text:style-name="T22_6"><text:s/></text:span><text:span text:style-name="T22_7">personnelles</text:span></text:p>
        </text:list-item>
        <text:list-item>
          <text:p text:style-name="P23"><text:span text:style-name="T23_1">Modification</text:span><text:span text:style-name="T23_2"><text:s/></text:span><text:span text:style-name="T23_3">des</text:span><text:span text:style-name="T23_4"><text:s/></text:span><text:span text:style-name="T23_5">coordonnées</text:span><text:span text:style-name="T23_6"><text:s/></text:span><text:span text:style-name="T23_7">bancaires</text:span></text:p>
        </text:list-item>
        <text:list-item>
          <text:p text:style-name="P24"><text:span text:style-name="T24_1">Modification</text:span><text:span text:style-name="T24_2"><text:s/></text:span><text:span text:style-name="T24_3">mot</text:span><text:span text:style-name="T24_4"><text:s/></text:span><text:span text:style-name="T24_5">de</text:span><text:span text:style-name="T24_6"><text:s/></text:span><text:span text:style-name="T24_7">passe</text:span></text:p>
        </text:list-item>
        <text:list-item>
          <text:p text:style-name="P25"><text:span text:style-name="T25_1">Recevoir</text:span><text:span text:style-name="T25_2"><text:s/></text:span><text:span text:style-name="T25_3">ou</text:span><text:span text:style-name="T25_4"><text:s/></text:span><text:span text:style-name="T25_5">non</text:span><text:span text:style-name="T25_6"><text:s/></text:span><text:span text:style-name="T25_7">la</text:span><text:span text:style-name="T25_8"><text:s/></text:span><text:span text:style-name="T25_9">newsletter</text:span></text:p>
        </text:list-item>
      </text:list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6_1">Page</text:span><text:span text:style-name="T36_2"><text:s/></text:span><text:span text:style-name="T36_3">d</text:span><text:span text:style-name="T36_4">’</text:span><text:span text:style-name="T36_5">accueil</text:span></text:p>
      <text:p text:style-name="P37"/>
      <text:p text:style-name="P38"><text:span text:style-name="T38_1">Cette</text:span><text:span text:style-name="T38_2"><text:s/></text:span><text:span text:style-name="T38_3">page</text:span><text:span text:style-name="T38_4"><text:s/></text:span><text:span text:style-name="T38_5">est</text:span><text:span text:style-name="T38_6"><text:s/></text:span><text:span text:style-name="T38_7">visible</text:span><text:span text:style-name="T38_8"><text:s/></text:span><text:span text:style-name="T38_9">par</text:span><text:span text:style-name="T38_10"><text:s/></text:span><text:span text:style-name="T38_11">tout</text:span><text:span text:style-name="T38_12"><text:s/></text:span><text:span text:style-name="T38_13">le</text:span><text:span text:style-name="T38_14"><text:s/></text:span><text:span text:style-name="T38_15">monde</text:span><text:span text:style-name="T38_16">.</text:span></text:p>
      <text:list text:style-name="LS4" xml:id="list12">
        <text:list-item>
          <text:p text:style-name="P39"><text:span text:style-name="T39_1">Sur</text:span><text:span text:style-name="T39_2"><text:s/></text:span><text:span text:style-name="T39_3">la</text:span><text:span text:style-name="T39_4"><text:s/></text:span><text:span text:style-name="T39_5">page</text:span><text:span text:style-name="T39_6"><text:s/></text:span><text:span text:style-name="T39_7">d</text:span><text:span text:style-name="T39_8">’</text:span><text:span text:style-name="T39_9">accueil</text:span><text:span text:style-name="T39_10">,<text:s/></text:span><text:span text:style-name="T39_11">des</text:span><text:span text:style-name="T39_12"><text:s/></text:span><text:span text:style-name="T39_13">revues</text:span><text:span text:style-name="T39_14"><text:s/></text:span><text:span text:style-name="T39_15">de</text:span><text:span text:style-name="T39_16"><text:s/></text:span><text:span text:style-name="T39_17">presses</text:span><text:span text:style-name="T39_18"><text:s/></text:span><text:span text:style-name="T39_19">sont</text:span><text:span text:style-name="T39_20"><text:s/></text:span><text:span text:style-name="T39_21">proposées</text:span><text:span text:style-name="T39_22"><text:s/></text:span><text:span text:style-name="T39_23">selon</text:span><text:span text:style-name="T39_24"><text:s/></text:span><text:span text:style-name="T39_25">des</text:span><text:span text:style-name="T39_26"><text:s/></text:span><text:span text:style-name="T39_27">thèmes</text:span><text:span text:style-name="T39_28">.</text:span></text:p>
        </text:list-item>
        <text:list-item>
          <text:p text:style-name="P40"><text:span text:style-name="T40_1">L</text:span><text:span text:style-name="T40_2">’</text:span><text:span text:style-name="T40_3">utilisateur</text:span><text:span text:style-name="T40_4"><text:s/></text:span><text:span text:style-name="T40_5">peut</text:span><text:span text:style-name="T40_6"><text:s/></text:span><text:span text:style-name="T40_7">choisir</text:span><text:span text:style-name="T40_8"><text:s/></text:span><text:span text:style-name="T40_9">des</text:span><text:span text:style-name="T40_10"><text:s/></text:span><text:span text:style-name="T40_11">articles</text:span><text:span text:style-name="T40_12"><text:s/></text:span><text:span text:style-name="T40_13">classés</text:span><text:span text:style-name="T40_14"><text:s/></text:span><text:span text:style-name="T40_15">par</text:span><text:span text:style-name="T40_16"><text:s/></text:span><text:span text:style-name="T40_17">thèmes</text:span><text:span text:style-name="T40_18"><text:s/>(</text:span><text:span text:style-name="T40_19">ex</text:span><text:span text:style-name="T40_20">:<text:s/></text:span><text:span text:style-name="T40_21">sport</text:span><text:span text:style-name="T40_22">,<text:s/></text:span><text:span text:style-name="T40_23">politique</text:span><text:span text:style-name="T40_24">...)</text:span></text:p>
        </text:list-item>
        <text:list-item>
          <text:p text:style-name="P41"><text:span text:style-name="T41_1">Une</text:span><text:span text:style-name="T41_2"><text:s/></text:span><text:span text:style-name="T41_3">rubrique</text:span><text:span text:style-name="T41_4"><text:s/></text:span><text:span text:style-name="T41_5">ramène</text:span><text:span text:style-name="T41_6"><text:s/></text:span><text:span text:style-name="T41_7">dans</text:span><text:span text:style-name="T41_8"><text:s/></text:span><text:span text:style-name="T41_9">la</text:span><text:span text:style-name="T41_10"><text:s/></text:span><text:span text:style-name="T41_11">partie</text:span><text:span text:style-name="T41_12"><text:s/></text:span><text:span text:style-name="T41_13">abonnement</text:span><text:span text:style-name="T41_14">.</text:span></text:p>
        </text:list-item>
        <text:list-item>
          <text:p text:style-name="P42"><text:span text:style-name="T42_1">Les</text:span><text:span text:style-name="T42_2"><text:s/></text:span><text:span text:style-name="T42_3">membres</text:span><text:span text:style-name="T42_4">,<text:s/></text:span><text:span text:style-name="T42_5">abonnés</text:span><text:span text:style-name="T42_6"><text:s/></text:span><text:span text:style-name="T42_7">ou</text:span><text:span text:style-name="T42_8"><text:s/></text:span><text:span text:style-name="T42_9">non</text:span><text:span text:style-name="T42_10">,<text:s/></text:span><text:span text:style-name="T42_11">peuvent</text:span><text:span text:style-name="T42_12"><text:s/></text:span><text:span text:style-name="T42_13">s</text:span><text:span text:style-name="T42_14">’</text:span><text:span text:style-name="T42_15">inscrire</text:span><text:span text:style-name="T42_16"><text:s text:c="2"/></text:span><text:span text:style-name="T42_17">ou</text:span><text:span text:style-name="T42_18"><text:s/></text:span><text:span text:style-name="T42_19">se</text:span><text:span text:style-name="T42_20"><text:s/></text:span><text:span text:style-name="T42_21">désinscrire</text:span><text:span text:style-name="T42_22"><text:s/></text:span><text:span text:style-name="T42_23">à</text:span><text:span text:style-name="T42_24"><text:s/></text:span><text:span text:style-name="T42_25">la</text:span><text:span text:style-name="T42_26"><text:s/></text:span><text:span text:style-name="T42_27">newsletter</text:span><text:span text:style-name="T42_28">.</text:span></text:p>
        </text:list-item>
      </text:list>
      <text:p text:style-name="P43"/>
      <text:p text:style-name="P44"><text:span text:style-name="T44_1">Abonnement</text:span></text:p>
      <text:p text:style-name="P45"/>
      <text:p text:style-name="P46"><text:span text:style-name="T46_1">Cette</text:span><text:span text:style-name="T46_2"><text:s/></text:span><text:span text:style-name="T46_3">page</text:span><text:span text:style-name="T46_4"><text:s/></text:span><text:span text:style-name="T46_5">est</text:span><text:span text:style-name="T46_6"><text:s/></text:span><text:span text:style-name="T46_7">accessible</text:span><text:span text:style-name="T46_8"><text:s/></text:span><text:span text:style-name="T46_9">aux</text:span><text:span text:style-name="T46_10"><text:s/></text:span><text:span text:style-name="T46_11">membres</text:span><text:span text:style-name="T46_12"><text:s/></text:span><text:span text:style-name="T46_13">et</text:span><text:span text:style-name="T46_14"><text:s/></text:span><text:span text:style-name="T46_15">aux</text:span><text:span text:style-name="T46_16"><text:s/></text:span><text:span text:style-name="T46_17">abonnés</text:span><text:span text:style-name="T46_18">.</text:span></text:p>
      <text:list text:style-name="LS5" xml:id="list16">
        <text:list-item>
          <text:p text:style-name="P47"><text:span text:style-name="T47_1">Un</text:span><text:span text:style-name="T47_2"><text:s/></text:span><text:span text:style-name="T47_3">utilisateur</text:span><text:span text:style-name="T47_4"><text:s/></text:span><text:span text:style-name="T47_5">peut</text:span><text:span text:style-name="T47_6"><text:s/></text:span><text:span text:style-name="T47_7">s</text:span><text:span text:style-name="T47_8">’</text:span><text:span text:style-name="T47_9">abonner</text:span><text:span text:style-name="T47_10"><text:s/></text:span><text:span text:style-name="T47_11">en</text:span><text:span text:style-name="T47_12"><text:s/></text:span><text:span text:style-name="T47_13">choisissant</text:span><text:span text:style-name="T47_14"><text:s/></text:span><text:span text:style-name="T47_15">son</text:span><text:span text:style-name="T47_16"><text:s/></text:span><text:span text:style-name="T47_17">offre</text:span><text:span text:style-name="T47_18"><text:s/>(</text:span><text:span text:style-name="T47_19">s</text:span><text:span text:style-name="T47_20">’</text:span><text:span text:style-name="T47_21">abonner</text:span><text:span text:style-name="T47_22"><text:s/></text:span><text:span text:style-name="T47_23">à</text:span><text:span text:style-name="T47_24"><text:s/></text:span><text:span text:style-name="T47_25">un</text:span><text:span text:style-name="T47_26"><text:s/></text:span><text:span text:style-name="T47_27">ou</text:span><text:span text:style-name="T47_28"><text:s/></text:span><text:span text:style-name="T47_29">plusieurs</text:span><text:span text:style-name="T47_30"><text:s/></text:span><text:span text:style-name="T47_31">sites</text:span><text:span text:style-name="T47_32">)</text:span></text:p>
        </text:list-item>
        <text:list-item>
          <text:p text:style-name="P48"><text:span text:style-name="T48_1">Un</text:span><text:span text:style-name="T48_2"><text:s/></text:span><text:span text:style-name="T48_3">utilisateur</text:span><text:span text:style-name="T48_4"><text:s/></text:span><text:span text:style-name="T48_5">peut</text:span><text:span text:style-name="T48_6"><text:s/></text:span><text:span text:style-name="T48_7">gérer</text:span><text:span text:style-name="T48_8"><text:s/></text:span><text:span text:style-name="T48_9">son</text:span><text:span text:style-name="T48_10"><text:s/></text:span><text:span text:style-name="T48_11">abonnement</text:span><text:span text:style-name="T48_12"><text:s/>:<text:s/></text:span><text:span text:style-name="T48_13">visualiser</text:span><text:span text:style-name="T48_14"><text:s/></text:span><text:span text:style-name="T48_15">combien</text:span><text:span text:style-name="T48_16"><text:s/></text:span><text:span text:style-name="T48_17">de</text:span><text:span text:style-name="T48_18"><text:s/></text:span><text:span text:style-name="T48_19">temps</text:span><text:span text:style-name="T48_20"><text:s/></text:span><text:span text:style-name="T48_21">d</text:span><text:span text:style-name="T48_22">’</text:span><text:span text:style-name="T48_23">abonnement</text:span><text:span text:style-name="T48_24"><text:s/></text:span><text:span text:style-name="T48_25">il</text:span><text:span text:style-name="T48_26"><text:s/></text:span><text:span text:style-name="T48_27">lui</text:span><text:span text:style-name="T48_28"><text:s/></text:span><text:span text:style-name="T48_29">reste</text:span><text:span text:style-name="T48_30">,<text:s/></text:span><text:span text:style-name="T48_31">renouveler</text:span><text:span text:style-name="T48_32"><text:s/></text:span><text:span text:style-name="T48_33">son</text:span><text:span text:style-name="T48_34"><text:s/></text:span><text:span text:style-name="T48_35">abonnement</text:span><text:span text:style-name="T48_36">…</text:span></text:p>
        </text:list-item>
        <text:list-item>
          <text:p text:style-name="P49"><text:span text:style-name="T49_1">Les</text:span><text:span text:style-name="T49_2"><text:s/></text:span><text:span text:style-name="T49_3">abonnés</text:span><text:span text:style-name="T49_4"><text:s/></text:span><text:span text:style-name="T49_5">reçoivent</text:span><text:span text:style-name="T49_6"><text:s/></text:span><text:span text:style-name="T49_7">toutes</text:span><text:span text:style-name="T49_8"><text:s/></text:span><text:span text:style-name="T49_9">les</text:span><text:span text:style-name="T49_10"><text:s/></text:span><text:span text:style-name="T49_11">semaines</text:span><text:span text:style-name="T49_12"><text:s/></text:span><text:span text:style-name="T49_13">la</text:span><text:span text:style-name="T49_14"><text:s/></text:span><text:span text:style-name="T49_15">newsletter</text:span></text:p>
        </text:list-item>
      </text:list>
      <text:p text:style-name="P50"><text:span text:style-name="T50_1">Page</text:span><text:span text:style-name="T50_2"><text:s/></text:span><text:span text:style-name="T50_3">de</text:span><text:span text:style-name="T50_4"><text:s/></text:span><text:span text:style-name="T50_5">recherche</text:span></text:p>
      <text:list text:style-name="LS6" xml:id="list19">
        <text:list-item>
          <text:p text:style-name="P51"><text:span text:style-name="T51_1">L</text:span><text:span text:style-name="T51_2">’</text:span><text:span text:style-name="T51_3">utilisateur</text:span><text:span text:style-name="T51_4"><text:s/></text:span><text:span text:style-name="T51_5">peut</text:span><text:span text:style-name="T51_6"><text:s/></text:span><text:span text:style-name="T51_7">rechercher</text:span><text:span text:style-name="T51_8"><text:s/></text:span><text:span text:style-name="T51_9">des</text:span><text:span text:style-name="T51_10"><text:s/></text:span><text:span text:style-name="T51_11">articles</text:span><text:span text:style-name="T51_12"><text:s/></text:span><text:span text:style-name="T51_13">ou</text:span><text:span text:style-name="T51_14"><text:s/></text:span><text:span text:style-name="T51_15">des</text:span><text:span text:style-name="T51_16"><text:s/></text:span><text:span text:style-name="T51_17">revues</text:span><text:span text:style-name="T51_18"><text:s/></text:span><text:span text:style-name="T51_19">de</text:span><text:span text:style-name="T51_20"><text:s/></text:span><text:span text:style-name="T51_21">presse</text:span><text:span text:style-name="T51_22"><text:s/></text:span><text:span text:style-name="T51_23">par</text:span><text:span text:style-name="T51_24"><text:s/></text:span><text:span text:style-name="T51_25">mots</text:span><text:span text:style-name="T51_26">-</text:span><text:span text:style-name="T51_27">clés</text:span><text:span text:style-name="T51_28">,<text:s/></text:span><text:span text:style-name="T51_29">thèmes</text:span><text:span text:style-name="T51_30">,<text:s/></text:span><text:span text:style-name="T51_31">date</text:span><text:span text:style-name="T51_32"><text:s/></text:span><text:span text:style-name="T51_33">de</text:span><text:span text:style-name="T51_34"><text:s/></text:span><text:span text:style-name="T51_35">publication</text:span></text:p>
        </text:list-item>
        <text:list-item>
          <text:p text:style-name="P52"><text:span text:style-name="T52_1">L</text:span><text:span text:style-name="T52_2">’</text:span><text:span text:style-name="T52_3">utilisateur</text:span><text:span text:style-name="T52_4"><text:s/></text:span><text:span text:style-name="T52_5">peut</text:span><text:span text:style-name="T52_6"><text:s/></text:span><text:span text:style-name="T52_7">ajouter</text:span><text:span text:style-name="T52_8"><text:s/></text:span><text:span text:style-name="T52_9">des</text:span><text:span text:style-name="T52_10"><text:s/></text:span><text:span text:style-name="T52_11">articles</text:span><text:span text:style-name="T52_12"><text:s/></text:span><text:span text:style-name="T52_13">à</text:span><text:span text:style-name="T52_14"><text:s/></text:span><text:span text:style-name="T52_15">son</text:span><text:span text:style-name="T52_16"><text:s/></text:span><text:span text:style-name="T52_17">panier</text:span></text:p>
        </text:list-item>
      </text:list>
      <text:p text:style-name="P53"><text:span text:style-name="T53_1">Page</text:span><text:span text:style-name="T53_2"><text:s/></text:span><text:span text:style-name="T53_3">d</text:span><text:span text:style-name="T53_4">’</text:span><text:span text:style-name="T53_5">administration</text:span></text:p>
      <text:list text:style-name="LS7" xml:id="list21">
        <text:list-item>
          <text:p text:style-name="P54"><text:span text:style-name="T54_1">Gestion</text:span><text:span text:style-name="T54_2"><text:s/></text:span><text:span text:style-name="T54_3">des</text:span><text:span text:style-name="T54_4"><text:s/></text:span><text:span text:style-name="T54_5">membres</text:span></text:p>
        </text:list-item>
        <text:list-item>
          <text:p text:style-name="P55"><text:span text:style-name="T55_1">Statistiques</text:span><text:span text:style-name="T55_2"><text:s/></text:span><text:span text:style-name="T55_3">sur</text:span><text:span text:style-name="T55_4"><text:s/></text:span><text:span text:style-name="T55_5">les</text:span><text:span text:style-name="T55_6"><text:s/></text:span><text:span text:style-name="T55_7">consultations</text:span><text:span text:style-name="T55_8"><text:s/></text:span><text:span text:style-name="T55_9">d</text:span><text:span text:style-name="T55_10">’</text:span><text:span text:style-name="T55_11">articles</text:span></text:p>
        </text:list-item>
        <text:list-item>
          <text:p text:style-name="P56"><text:span text:style-name="T56_1">Gestion</text:span><text:span text:style-name="T56_2"><text:s/></text:span><text:span text:style-name="T56_3">des</text:span><text:span text:style-name="T56_4"><text:s/></text:span><text:span text:style-name="T56_5">thèmes</text:span></text:p>
        </text:list-item>
        <text:list-item>
          <text:p text:style-name="P57"><text:span text:style-name="T57_1">Création</text:span><text:span text:style-name="T57_2"><text:s/></text:span><text:span text:style-name="T57_3">de</text:span><text:span text:style-name="T57_4"><text:s/></text:span><text:span text:style-name="T57_5">revues</text:span><text:span text:style-name="T57_6"><text:s/></text:span><text:span text:style-name="T57_7">de</text:span><text:span text:style-name="T57_8"><text:s/></text:span><text:span text:style-name="T57_9">presses</text:span></text:p>
        </text:list-item>
        <text:list-item>
          <text:p text:style-name="P58"><text:span text:style-name="T58_1">Création</text:span><text:span text:style-name="T58_2"><text:s/></text:span><text:span text:style-name="T58_3">de</text:span><text:span text:style-name="T58_4"><text:s/></text:span><text:span text:style-name="T58_5">newsletters</text:span></text:p>
        </text:list-item>
      </text:list>
      <text:p text:style-name="P59"/>
      <text:p text:style-name="P60"/>
      <text:p text:style-name="P61"><text:span text:style-name="T61_1">Panier</text:span></text:p>
      <text:list text:style-name="LS8" xml:id="list26">
        <text:list-item>
          <text:p text:style-name="P62"><text:span text:style-name="T62_1">L</text:span><text:span text:style-name="T62_2">’</text:span><text:span text:style-name="T62_3">utilisateur</text:span><text:span text:style-name="T62_4"><text:s/></text:span><text:span text:style-name="T62_5">peut</text:span><text:span text:style-name="T62_6"><text:s/></text:span><text:span text:style-name="T62_7">voir</text:span><text:span text:style-name="T62_8"><text:s/></text:span><text:span text:style-name="T62_9">quels</text:span><text:span text:style-name="T62_10"><text:s/></text:span><text:span text:style-name="T62_11">articles</text:span><text:span text:style-name="T62_12"><text:s/></text:span><text:span text:style-name="T62_13">sont</text:span><text:span text:style-name="T62_14"><text:s/></text:span><text:span text:style-name="T62_15">dans</text:span><text:span text:style-name="T62_16"><text:s/></text:span><text:span text:style-name="T62_17">son</text:span><text:span text:style-name="T62_18"><text:s/></text:span><text:span text:style-name="T62_19">panier</text:span></text:p>
        </text:list-item>
        <text:list-item>
          <text:p text:style-name="P63"><text:span text:style-name="T63_1">L</text:span><text:span text:style-name="T63_2">’</text:span><text:span text:style-name="T63_3">utilisateur</text:span><text:span text:style-name="T63_4"><text:s/></text:span><text:span text:style-name="T63_5">peut</text:span><text:span text:style-name="T63_6"><text:s/></text:span><text:span text:style-name="T63_7">acheter</text:span><text:span text:style-name="T63_8"><text:s/></text:span><text:span text:style-name="T63_9">tous</text:span><text:span text:style-name="T63_10"><text:s/></text:span><text:span text:style-name="T63_11">les</text:span><text:span text:style-name="T63_12"><text:s/></text:span><text:span text:style-name="T63_13">articles</text:span><text:span text:style-name="T63_14"><text:s/></text:span><text:span text:style-name="T63_15">en</text:span><text:span text:style-name="T63_16"><text:s/></text:span><text:span text:style-name="T63_17">même</text:span><text:span text:style-name="T63_18"><text:s/></text:span><text:span text:style-name="T63_19">temps</text:span><text:span text:style-name="T63_20"><text:s/></text:span><text:span text:style-name="T63_21">ou</text:span><text:span text:style-name="T63_22"><text:s/></text:span><text:span text:style-name="T63_23">seulement</text:span><text:span text:style-name="T63_24"><text:s/></text:span><text:span text:style-name="T63_25">en</text:span><text:span text:style-name="T63_26"><text:s/></text:span><text:span text:style-name="T63_27">acheter</text:span><text:span text:style-name="T63_28"><text:s/></text:span><text:span text:style-name="T63_29">un</text:span><text:span text:style-name="T63_30"><text:s/></text:span><text:span text:style-name="T63_31">seu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background-color="#ffffff" style:font-name="Arial" style:font-name-asian="Arial" style:font-name-complex="Arial" style:text-underline-style="none"/>
    </style:style>
    <style:style style:name="List1Level1" style:family="text">
      <style:text-properties fo:background-color="#ffffff" style:font-name="Arial" style:font-name-asian="Arial" style:font-name-complex="Arial"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fffff" style:font-name="Arial" style:font-name-asian="Arial" style:font-name-complex="Ari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fo:background-color="#ffffff" style:font-name="Arial" style:font-name-asian="Arial" style:font-name-complex="Ari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